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3cm" svg:stroke-color="#0078aa" draw:fill="none" draw:fill-color="#ffffff" fo:padding-top="-0.035cm" fo:padding-bottom="-0.035cm" fo:padding-left="-0.035cm" fo:padding-right="-0.035cm"/>
    </style:style>
    <style:style style:name="gr2" style:family="graphic" style:parent-style-name="standard">
      <style:graphic-properties svg:stroke-width="0.02cm" svg:stroke-color="#aae6ff" draw:fill="none" draw:fill-color="#ffffff" fo:padding-top="-0.04cm" fo:padding-bottom="-0.04cm" fo:padding-left="-0.04cm" fo:padding-right="-0.04cm"/>
    </style:style>
    <style:style style:name="gr3" style:family="graphic" style:parent-style-name="standard">
      <style:graphic-properties draw:stroke="none" svg:stroke-width="0.02cm" draw:fill-color="#00b4ff"/>
    </style:style>
    <style:style style:name="gr4" style:family="graphic" style:parent-style-name="standard">
      <style:graphic-properties svg:stroke-width="0.001cm" svg:stroke-color="#aae6ff" draw:fill="none" draw:fill-color="#ffffff" fo:padding-top="-0.049cm" fo:padding-bottom="-0.049cm" fo:padding-left="-0.049cm" fo:padding-right="-0.049cm"/>
    </style:style>
    <style:style style:name="gr5" style:family="graphic" style:parent-style-name="standard">
      <style:graphic-properties draw:stroke="none" svg:stroke-width="0.001cm" draw:fill-color="#0096d4"/>
    </style:style>
    <style:style style:name="gr6" style:family="graphic" style:parent-style-name="standard">
      <style:graphic-properties draw:stroke="none" svg:stroke-width="0.001cm" draw:fill-color="#005a80"/>
    </style:style>
    <style:style style:name="gr7" style:family="graphic" style:parent-style-name="standard">
      <style:graphic-properties draw:stroke="none" svg:stroke-width="0.001cm" draw:fill-color="#000000"/>
    </style:style>
    <style:style style:name="gr8" style:family="graphic" style:parent-style-name="standard">
      <style:graphic-properties svg:stroke-width="0.001cm" svg:stroke-color="#000000" draw:fill="none" draw:fill-color="#ffffff" fo:padding-top="-0.049cm" fo:padding-bottom="-0.049cm" fo:padding-left="-0.049cm" fo:padding-right="-0.049cm"/>
    </style:style>
    <style:style style:name="gr9" style:family="graphic" style:parent-style-name="standard">
      <style:graphic-properties draw:stroke="none" svg:stroke-width="0.001cm" draw:fill-color="#00b4ff"/>
    </style:style>
    <style:style style:name="gr10" style:family="graphic" style:parent-style-name="standard">
      <style:graphic-properties draw:stroke="none" svg:stroke-width="0.001cm" draw:fill-color="#ffffff"/>
    </style:style>
    <style:style style:name="gr11" style:family="graphic" style:parent-style-name="standard">
      <style:graphic-properties svg:stroke-width="0.001cm" svg:stroke-color="#003c55" draw:fill="none" draw:fill-color="#ffffff" fo:padding-top="-0.049cm" fo:padding-bottom="-0.049cm" fo:padding-left="-0.049cm" fo:padding-right="-0.049cm"/>
    </style:style>
    <style:style style:name="gr12" style:family="graphic" style:parent-style-name="standard">
      <style:graphic-properties svg:stroke-width="0.04cm" svg:stroke-color="#cf0e30" draw:fill="none" draw:fill-color="#ffffff" fo:padding-top="-0.03cm" fo:padding-bottom="-0.03cm" fo:padding-left="-0.03cm" fo:padding-right="-0.03cm"/>
    </style:style>
  </office:automatic-styles>
  <office:body>
    <office:drawing>
      <draw:page draw:name="page1" draw:style-name="dp1" draw:master-page-name="Default">
        <draw:g>
          <draw:glue-point draw:id="4" svg:x="-2.991cm" svg:y="-5cm"/>
          <draw:glue-point draw:id="5" svg:x="3.554cm" svg:y="-5cm"/>
          <draw:glue-point draw:id="6" svg:x="0.281cm" svg:y="-5cm"/>
          <draw:glue-point draw:id="7" svg:x="-5cm" svg:y="5cm"/>
          <draw:glue-point draw:id="8" svg:x="2.113cm" svg:y="5cm"/>
          <draw:glue-point draw:id="9" svg:x="-1.444cm" svg:y="5cm"/>
          <draw:glue-point draw:id="10" svg:x="5cm" svg:y="3.631cm"/>
          <draw:glue-point draw:id="11" svg:x="0.216cm" svg:y="0.519cm"/>
          <draw:polyline draw:style-name="gr1" draw:layer="layout" svg:width="0.506cm" svg:height="0.313cm" svg:x="1.754cm" svg:y="1.428cm" svg:viewBox="0 0 507 314" draw:points="469,314 476,305 482,295 487,285 492,276 497,266 499,256 503,245 505,235 506,224 507,214 507,203 506,192 505,182 503,172 500,162 497,152 492,142 487,132 482,122 476,113 469,104 462,95 454,86 446,77 437,70 428,62 418,55 407,47 396,41 385,35 374,29 361,24 349,19 337,16 323,11 311,8 297,5 284,3 270,2 256,1 243,0 229,0 216,0 202,1 188,2 175,5 161,7 148,10 135,13 123,17 110,22 97,27 86,32 75,38 63,44 52,51 43,58 33,65 24,74 15,82 7,90 0,99">
            <text:p/>
          </draw:polyline>
          <draw:polyline draw:style-name="gr2" draw:layer="layout" svg:width="0.485cm" svg:height="0.293cm" svg:x="1.763cm" svg:y="1.44cm" svg:viewBox="0 0 486 294" draw:points="451,294 457,285 463,276 468,267 472,257 476,248 479,238 482,228 484,219 485,209 486,199 486,189 485,179 483,169 481,160 479,150 475,140 471,131 466,122 462,113 455,104 449,96 442,87 434,79 426,71 418,64 408,57 399,50 388,43 378,37 367,32 356,26 344,21 333,17 321,13 308,10 296,7 283,4 270,2 257,1 244,0 230,0 217,0 205,0 191,1 179,2 165,4 153,6 140,10 128,13 116,17 103,21 92,26 81,31 70,37 60,43 49,49 40,56 31,63 22,70 14,78 6,86 0,94">
            <text:p/>
          </draw:polyline>
          <draw:polygon draw:style-name="gr3" draw:layer="layout" svg:width="1.713cm" svg:height="0.191cm" svg:x="0.297cm" svg:y="1.226cm" svg:viewBox="0 0 1714 192" draw:points="0,192 202,0 1714,0 1511,192">
            <text:p/>
          </draw:polygon>
          <draw:polygon draw:style-name="gr4" draw:layer="layout" svg:width="1.713cm" svg:height="0.191cm" svg:x="0.297cm" svg:y="1.226cm" svg:viewBox="0 0 1714 192" draw:points="0,192 202,0 1714,0 1511,192">
            <text:p/>
          </draw:polygon>
          <draw:polygon draw:style-name="gr5" draw:layer="layout" svg:width="1.511cm" svg:height="0.286cm" svg:x="0.297cm" svg:y="1.417cm" svg:viewBox="0 0 1512 287" draw:points="0,0 1512,0 1512,287 0,287">
            <text:p/>
          </draw:polygon>
          <draw:polygon draw:style-name="gr4" draw:layer="layout" svg:width="1.511cm" svg:height="0.286cm" svg:x="0.297cm" svg:y="1.417cm" svg:viewBox="0 0 1512 287" draw:points="0,0 1512,0 1512,287 0,287">
            <text:p/>
          </draw:polygon>
          <draw:polygon draw:style-name="gr6" draw:layer="layout" svg:width="0.202cm" svg:height="0.476cm" svg:x="1.808cm" svg:y="1.226cm" svg:viewBox="0 0 203 477" draw:points="0,477 203,274 203,0 0,190">
            <text:p/>
          </draw:polygon>
          <draw:polygon draw:style-name="gr4" draw:layer="layout" svg:width="0.202cm" svg:height="0.476cm" svg:x="1.808cm" svg:y="1.226cm" svg:viewBox="0 0 203 477" draw:points="0,477 203,274 203,0 0,190">
            <text:p/>
          </draw:polygon>
          <draw:polygon draw:style-name="gr7" draw:layer="layout" svg:width="1.629cm" svg:height="0.155cm" svg:x="0.345cm" svg:y="1.226cm" svg:viewBox="0 0 1630 156" draw:points="0,156 154,0 1630,0 1475,156">
            <text:p/>
          </draw:polygon>
          <draw:polygon draw:style-name="gr8" draw:layer="layout" svg:width="1.629cm" svg:height="0.155cm" svg:x="0.345cm" svg:y="1.226cm" svg:viewBox="0 0 1630 156" draw:points="0,156 154,0 1630,0 1475,156">
            <text:p/>
          </draw:polygon>
          <draw:polygon draw:style-name="gr9" draw:layer="layout" svg:width="1.678cm" svg:height="0.155cm" svg:x="0.297cm" svg:y="0cm" svg:viewBox="0 0 1679 156" draw:points="0,156 167,0 1679,0 1512,156">
            <text:p/>
          </draw:polygon>
          <draw:polygon draw:style-name="gr4" draw:layer="layout" svg:width="1.678cm" svg:height="0.155cm" svg:x="0.297cm" svg:y="0cm" svg:viewBox="0 0 1679 156" draw:points="0,156 167,0 1679,0 1512,156">
            <text:p/>
          </draw:polygon>
          <draw:polygon draw:style-name="gr5" draw:layer="layout" svg:width="1.524cm" svg:height="1.202cm" svg:x="0.297cm" svg:y="0.155cm" svg:viewBox="0 0 1525 1203" draw:points="0,0 1525,0 1525,1203 0,1203">
            <text:p/>
          </draw:polygon>
          <draw:polygon draw:style-name="gr4" draw:layer="layout" svg:width="1.523cm" svg:height="1.202cm" svg:x="0.297cm" svg:y="0.155cm" svg:viewBox="0 0 1524 1203" draw:points="0,0 1524,0 1524,1203 0,1203">
            <text:p/>
          </draw:polygon>
          <draw:polygon draw:style-name="gr10" draw:layer="layout" svg:width="1.26cm" svg:height="0.929cm" svg:x="0.428cm" svg:y="0.309cm" svg:viewBox="0 0 1261 930" draw:points="0,0 1261,0 1261,930 0,930">
            <text:p/>
          </draw:polygon>
          <draw:polygon draw:style-name="gr11" draw:layer="layout" svg:width="1.26cm" svg:height="0.929cm" svg:x="0.428cm" svg:y="0.309cm" svg:viewBox="0 0 1261 930" draw:points="0,0 1261,0 1261,930 0,930">
            <text:p/>
          </draw:polygon>
          <draw:polygon draw:style-name="gr6" draw:layer="layout" svg:width="0.166cm" svg:height="1.345cm" svg:x="1.808cm" svg:y="0cm" svg:viewBox="0 0 167 1346" draw:points="0,1346 167,1178 167,0 0,154">
            <text:p/>
          </draw:polygon>
          <draw:polygon draw:style-name="gr4" draw:layer="layout" svg:width="0.166cm" svg:height="1.345cm" svg:x="1.808cm" svg:y="0cm" svg:viewBox="0 0 167 1346" draw:points="0,1346 167,1178 167,0 0,154">
            <text:p/>
          </draw:polygon>
          <draw:polygon draw:style-name="gr9" draw:layer="layout" svg:width="1.879cm" svg:height="0.298cm" svg:x="0cm" svg:y="1.643cm" svg:viewBox="0 0 1880 299" draw:points="0,299 237,0 1880,0 1642,299">
            <text:p/>
          </draw:polygon>
          <draw:polygon draw:style-name="gr4" draw:layer="layout" svg:width="1.879cm" svg:height="0.298cm" svg:x="0cm" svg:y="1.643cm" svg:viewBox="0 0 1880 299" draw:points="0,299 237,0 1880,0 1642,299">
            <text:p/>
          </draw:polygon>
          <draw:polygon draw:style-name="gr6" draw:layer="layout" svg:width="0.238cm" svg:height="0.357cm" svg:x="1.642cm" svg:y="1.643cm" svg:viewBox="0 0 239 358" draw:points="0,358 239,107 239,0 0,298">
            <text:p/>
          </draw:polygon>
          <draw:polygon draw:style-name="gr4" draw:layer="layout" svg:width="0.238cm" svg:height="0.357cm" svg:x="1.642cm" svg:y="1.643cm" svg:viewBox="0 0 239 358" draw:points="0,358 239,107 239,0 0,298">
            <text:p/>
          </draw:polygon>
          <draw:polygon draw:style-name="gr5" draw:layer="layout" svg:width="1.642cm" svg:height="0.059cm" svg:x="0cm" svg:y="1.941cm" svg:viewBox="0 0 1643 60" draw:points="0,0 1643,0 1643,60 0,60">
            <text:p/>
          </draw:polygon>
          <draw:polygon draw:style-name="gr4" draw:layer="layout" svg:width="1.642cm" svg:height="0.059cm" svg:x="0cm" svg:y="1.941cm" svg:viewBox="0 0 1643 60" draw:points="0,0 1643,0 1643,60 0,60">
            <text:p/>
          </draw:polygon>
          <draw:polygon draw:style-name="gr9" draw:layer="layout" svg:width="0.334cm" svg:height="0.178cm" svg:x="1.974cm" svg:y="1.726cm" svg:viewBox="0 0 335 179" draw:points="0,179 119,0 335,0 215,179">
            <text:p/>
          </draw:polygon>
          <draw:polygon draw:style-name="gr4" draw:layer="layout" svg:width="0.334cm" svg:height="0.178cm" svg:x="1.974cm" svg:y="1.726cm" svg:viewBox="0 0 335 179" draw:points="0,179 119,0 335,0 215,179">
            <text:p/>
          </draw:polygon>
          <draw:polygon draw:style-name="gr6" draw:layer="layout" svg:width="0.119cm" svg:height="0.238cm" svg:x="2.189cm" svg:y="1.726cm" svg:viewBox="0 0 120 239" draw:points="0,239 120,107 120,0 0,179">
            <text:p/>
          </draw:polygon>
          <draw:polygon draw:style-name="gr4" draw:layer="layout" svg:width="0.119cm" svg:height="0.238cm" svg:x="2.189cm" svg:y="1.726cm" svg:viewBox="0 0 120 239" draw:points="0,239 120,107 120,0 0,179">
            <text:p/>
          </draw:polygon>
          <draw:polygon draw:style-name="gr5" draw:layer="layout" svg:width="0.214cm" svg:height="0.06cm" svg:x="1.974cm" svg:y="1.904cm" svg:viewBox="0 0 215 61" draw:points="0,0 215,0 215,61 0,61">
            <text:p/>
          </draw:polygon>
          <draw:polygon draw:style-name="gr4" draw:layer="layout" svg:width="0.214cm" svg:height="0.06cm" svg:x="1.974cm" svg:y="1.904cm" svg:viewBox="0 0 215 61" draw:points="0,0 215,0 215,61 0,61">
            <text:p/>
          </draw:polygon>
          <draw:polygon draw:style-name="gr12" draw:layer="layout" svg:width="1.046cm" svg:height="0.572cm" svg:x="0.523cm" svg:y="0.488cm" svg:viewBox="0 0 1047 573" draw:points="1047,286 1046,271 1044,257 1041,242 1036,229 1030,214 1023,201 1014,186 1005,173 993,160 981,147 968,134 953,122 937,111 920,99 903,89 884,79 864,69 843,59 822,51 800,43 777,36 754,29 730,23 705,17 680,13 654,8 628,5 602,2 576,1 549,0 523,0 497,0 470,1 444,2 418,5 391,8 366,13 341,17 317,23 292,29 269,36 246,43 224,51 203,59 182,69 163,79 143,89 126,99 109,111 94,122 79,134 65,147 53,160 42,173 32,186 23,201 16,214 10,229 5,242 2,257 0,271 0,286 0,301 2,315 5,330 10,344 16,358 23,371 32,386 42,399 53,412 65,425 79,438 94,450 109,461 126,473 143,483 163,494 182,503 203,513 224,521 246,529 269,536 292,543 317,549 341,554 366,559 391,564 418,567 444,569 470,571 497,572 523,573 549,572 576,571 602,569 628,567 654,564 680,559 705,554 730,549 754,543 777,536 800,529 822,521 843,513 864,503 884,494 903,483 920,473 937,461 953,450 968,438 981,425 993,412 1005,399 1014,386 1023,371 1030,358 1036,344 1041,330 1044,315 1046,301">
            <text:p/>
          </draw:polygon>
          <draw:polygon draw:style-name="gr12" draw:layer="layout" svg:width="0.856cm" svg:height="0.405cm" svg:x="0.607cm" svg:y="0.571cm" svg:viewBox="0 0 857 406" draw:points="857,202 856,192 855,182 852,172 848,161 843,151 837,141 830,132 822,123 813,113 802,104 791,95 779,87 767,78 753,70 739,63 724,55 707,49 691,42 673,36 655,30 636,25 617,20 597,16 577,12 556,9 535,6 515,4 493,2 471,0 449,0 428,0 406,0 385,0 363,2 342,4 320,6 300,9 279,12 259,16 239,20 220,25 201,30 183,36 165,42 149,49 133,55 118,63 103,70 89,78 76,87 64,95 53,104 43,113 34,123 26,132 19,141 13,151 8,161 5,172 2,182 0,192 0,202 0,213 2,223 5,233 8,243 13,254 19,263 26,273 34,282 43,292 53,300 64,310 76,318 89,327 103,334 118,342 133,349 149,356 165,363 183,369 201,375 220,380 239,385 259,389 279,393 300,396 320,399 342,401 363,403 385,405 406,405 428,406 449,405 471,405 493,403 515,401 535,399 556,396 577,393 597,389 617,385 636,380 655,375 673,369 691,363 707,356 724,349 739,342 753,334 767,327 779,318 791,310 802,300 813,292 822,282 830,273 837,263 843,254 848,243 852,233 855,223 856,21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orkgroup director</dc:title>
    <meta:creation-date>2011-02-07T16:41:46</meta:creation-date>
    <meta:editing-duration>P0D</meta:editing-duration>
    <meta:editing-cycles>1</meta:editing-cycles>
    <meta:document-statistic meta:object-count="33"/>
    <meta:generator>OpenOffice.org/3.3$Linux OpenOffice.org_project/330m20$Build-9567</meta:generator>
  </office:meta>
</office:document-meta>
</file>